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text>V</mtext>
              <mtext>KA</mtext>
            </msub>
            <mo stretchy="false">=</mo>
            <mrow>
              <mn>2.5</mn>
              <mo stretchy="false">∗</mo>
              <mrow>
                <mo fence="true" form="prefix" stretchy="false">(</mo>
                <mrow>
                  <mrow>
                    <mn>1</mn>
                    <mo stretchy="false">+</mo>
                    <mfrac>
                      <mtext>10k</mtext>
                      <mtext>R2</mtext>
                    </mfrac>
                  </mrow>
                </mrow>
                <mo fence="true" form="postfix" stretchy="false">)</mo>
              </mrow>
            </mrow>
          </mrow>
        </mtd>
      </mtr>
      <mtr>
        <mtd>
          <mrow>
            <mn>14</mn>
            <mo stretchy="false">=</mo>
            <mrow>
              <mn>2.5</mn>
              <mo stretchy="false">+</mo>
              <mrow>
                <mo fence="true" form="prefix" stretchy="false">(</mo>
                <mrow>
                  <mfrac>
                    <mtext>25k</mtext>
                    <mtext>R2</mtext>
                  </mfrac>
                </mrow>
                <mo fence="true" form="postfix" stretchy="false">)</mo>
              </mrow>
            </mrow>
          </mrow>
        </mtd>
      </mtr>
      <mtr>
        <mtd>
          <mrow>
            <mfrac>
              <mrow>
                <mn>13.5</mn>
                <mo stretchy="false">−</mo>
                <mn>2.5</mn>
              </mrow>
              <mrow>
                <mn>25</mn>
                <mo stretchy="false">∗</mo>
                <msup>
                  <mn>10</mn>
                  <mn>3</mn>
                </msup>
              </mrow>
            </mfrac>
            <mo stretchy="false">=</mo>
            <mfrac>
              <mn>1</mn>
              <mtext>R2</mtext>
            </mfrac>
          </mrow>
        </mtd>
      </mtr>
    </mtable>
    <annotation encoding="StarMath 5.0">{ "V" _ "KA"}=2.5*( 1+{"10k" over "R2"} ) newline

14 =2.5+( {"25k" over "R2"} ) newline
{{13.5-2.5} over {25*10^3}} ={1 over "R2"}  newline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4:23:28.651000000</meta:creation-date>
    <dc:date>2024-11-11T15:23:57.454000000</dc:date>
    <meta:editing-duration>PT34M12S</meta:editing-duration>
    <meta:editing-cycles>2</meta:editing-cycles>
    <meta:generator>LibreOffice/24.2.4.2$Windows_X86_64 LibreOffice_project/51a6219feb6075d9a4c46691dcfe0cd9c4fff3c2</meta:generator>
  </office:meta>
</office:document-meta>
</file>